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5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8.9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439cm"/>
    </style:style>
    <style:style style:name="gr4" style:family="graphic" style:parent-style-name="standard">
      <style:graphic-properties svg:stroke-color="#99ff66" draw:fill-color="#99ff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56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4.1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0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4.3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731cm"/>
    </style:style>
    <style:style style:name="gr13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75cm" fo:min-width="2.5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7cm" fo:min-width="2.4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7.0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1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2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32pt" style:font-size-asian="18pt" style:font-size-complex="18pt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 style:font-size-asian="22pt" style:font-size-complex="22pt"/>
    </style:style>
    <style:style style:name="P10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1" style:family="paragraph">
      <loext:graphic-properties draw:fill-color="#ffffff"/>
      <style:paragraph-properties fo:text-align="center"/>
      <style:text-properties fo:font-size="40pt"/>
    </style:style>
    <style:style style:name="P12" style:family="paragraph">
      <style:text-properties fo:font-size="20pt" style:font-size-asian="18pt" style:font-size-complex="18pt"/>
    </style:style>
    <style:style style:name="P13" style:family="paragraph">
      <loext:graphic-properties draw:fill="none" draw:fill-color="#ffffff"/>
      <style:text-properties fo:font-size="20pt" style:font-size-asian="18pt" style:font-size-complex="18pt"/>
    </style:style>
    <style:style style:name="P14" style:family="paragraph">
      <loext:graphic-properties draw:fill-color="#ffffff"/>
      <style:paragraph-properties fo:text-align="center"/>
      <style:text-properties fo:font-size="40pt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22pt" style:font-size-complex="2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/>
    </style:style>
    <style:style style:name="T6" style:family="text">
      <style:text-properties fo:font-size="20pt" style:font-size-asian="18pt" style:font-size-complex="18pt"/>
    </style:style>
    <style:style style:name="T7" style:family="text">
      <style:text-properties fo:font-size="40pt" style:font-size-asian="18pt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6cm" svg:height="2cm" svg:x="1.1cm" svg:y="12.833cm">
          <text:p text:style-name="P1">Entradas dig. 0..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2cm" svg:x="14.367cm" svg:y="12.8cm">
          <text:p text:style-name="P1">Entradas dig. 10..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2cm" svg:x="21cm" svg:y="12.767cm">
          <text:p text:style-name="P1">Entradas 17..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2cm" svg:x="7.733cm" svg:y="12.8cm">
          <text:p text:style-name="P1">Entradas </text:p>
          <text:p text:style-name="P1">analog. 0..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2cm" svg:x="1.101cm" svg:y="0.934cm">
          <text:p text:style-name="P1">Saídas dig. 0..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2cm" svg:x="14.368cm" svg:y="0.901cm">
          <text:p text:style-name="P1">Saidas rele 0..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2cm" svg:x="7.734cm" svg:y="0.901cm">
          <text:p text:style-name="P1">Saída analógica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429cm" svg:height="4.049cm" svg:x="4.4cm" svg:y="5.678cm">
          <draw:text-box>
            <text:p text:style-name="P1"><text:span text:style-name="T1">SOFTWARE DE TESTE DA PLACA</text:span></text:p>
            <text:p text:style-name="P1"><text:span text:style-name="T1"/></text:p>
            <text:p text:style-name="P1"><text:span text:style-name="T1">DE CONTROLE DA SMART VESSEL</text:span></text:p>
          </draw:text-box>
        </draw:frame>
        <draw:custom-shape draw:style-name="gr1" draw:text-style-name="P2" draw:layer="layout" svg:width="6cm" svg:height="2cm" svg:x="20.968cm" svg:y="0.901cm">
          <text:p text:style-name="P1">Relógio / USB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frame draw:style-name="gr3" draw:text-style-name="P3" draw:layer="layout" svg:width="17.939cm" svg:height="1.517cm" svg:x="4.9cm" svg:y="0.883cm">
          <draw:text-box>
            <text:p text:style-name="P1"><text:span text:style-name="T1">ENTRADAS DIGITAIS 0 A 9 (PNP)</text:span></text:p>
          </draw:text-box>
        </draw:frame>
        <draw:custom-shape draw:style-name="gr1" draw:text-style-name="P4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.64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956cm" svg:height="1.119cm" svg:x="2.844cm" svg:y="13.6cm">
          <draw:text-box>
            <text:p><text:span text:style-name="T2">Desligada</text:span></text:p>
          </draw:text-box>
        </draw:frame>
        <draw:custom-shape draw:style-name="gr6" draw:text-style-name="P7" draw:layer="layout" svg:width="1cm" svg:height="1cm" svg:x="21.94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835cm" svg:height="1.119cm" svg:x="23.265cm" svg:y="13.6cm">
          <draw:text-box>
            <text:p><text:span text:style-name="T2">Ligada</text:span></text:p>
          </draw:text-box>
        </draw:frame>
        <draw:frame draw:style-name="gr5" draw:text-style-name="P9" draw:layer="layout" svg:width="3.956cm" svg:height="1.119cm" draw:transform="rotate (1.56329141101132) translate (6.651cm 12.056cm)">
          <draw:text-box>
            <text:p text:style-name="P8"><text:span text:style-name="T3">Emergencia</text:span></text:p>
          </draw:text-box>
        </draw:frame>
        <draw:frame draw:style-name="gr5" draw:text-style-name="P9" draw:layer="layout" svg:width="3.956cm" svg:height="1.119cm" draw:transform="rotate (1.56329141101132) translate (9.451cm 12.192cm)">
          <draw:text-box>
            <text:p text:style-name="P8"><text:span text:style-name="T3">Botao painel</text:span></text:p>
          </draw:text-box>
        </draw:frame>
        <draw:frame draw:style-name="gr5" draw:text-style-name="P9" draw:layer="layout" svg:width="3.956cm" svg:height="1.119cm" draw:transform="rotate (1.56329141101132) translate (12.151cm 11.656cm)">
          <draw:text-box>
            <text:p text:style-name="P8"><text:span text:style-name="T3">NB central</text:span></text:p>
          </draw:text-box>
        </draw:frame>
        <draw:frame draw:style-name="gr5" draw:text-style-name="P9" draw:layer="layout" svg:width="3.956cm" svg:height="1.119cm" draw:transform="rotate (1.56329141101132) translate (14.951cm 11.656cm)">
          <draw:text-box>
            <text:p text:style-name="P8"><text:span text:style-name="T3">NA central</text:span></text:p>
          </draw:text-box>
        </draw:frame>
        <draw:frame draw:style-name="gr5" draw:text-style-name="P9" draw:layer="layout" svg:width="3.956cm" svg:height="1.119cm" draw:transform="rotate (1.56329141101132) translate (19.4cm 11.092cm)">
          <draw:text-box>
            <text:p text:style-name="P8"><text:span text:style-name="T3">Guincho</text:span></text:p>
          </draw:text-box>
        </draw:frame>
        <draw:frame draw:style-name="gr5" draw:text-style-name="P9" draw:layer="layout" svg:width="3.956cm" svg:height="1.119cm" draw:transform="rotate (1.56329141101132) translate (17.251cm 12.256cm)">
          <draw:text-box>
            <text:p text:style-name="P8"><text:span text:style-name="T3">Erro inversor</text:span></text:p>
          </draw:text-box>
        </draw:frame>
        <draw:frame draw:style-name="gr5" draw:text-style-name="P9" draw:layer="layout" svg:width="3.956cm" svg:height="1.119cm" draw:transform="rotate (1.56329141101132) translate (21.6cm 11.792cm)">
          <draw:text-box>
            <text:p text:style-name="P8"><text:span text:style-name="T3">Alavanca ^</text:span></text:p>
          </draw:text-box>
        </draw:frame>
        <draw:frame draw:style-name="gr5" draw:text-style-name="P9" draw:layer="layout" svg:width="3.956cm" svg:height="1.119cm" draw:transform="rotate (1.56329141101132) translate (23.951cm 11.792cm)">
          <draw:text-box>
            <text:p text:style-name="P8"><text:span text:style-name="T3">Alavanca v</text:span></text:p>
          </draw:text-box>
        </draw:frame>
        <draw:frame draw:style-name="gr5" draw:text-style-name="P9" draw:layer="layout" svg:width="3.956cm" svg:height="1.119cm" draw:transform="rotate (1.56329141101132) translate (4.5cm 11.092cm)">
          <draw:text-box>
            <text:p text:style-name="P8"><text:span text:style-name="T3">Reserva</text:span></text:p>
          </draw:text-box>
        </draw:frame>
        <draw:frame draw:style-name="gr5" draw:text-style-name="P9" draw:layer="layout" svg:width="3.956cm" svg:height="1.119cm" draw:transform="rotate (1.56329141101132) translate (2.2cm 11.092cm)">
          <draw:text-box>
            <text:p text:style-name="P8"><text:span text:style-name="T3">Reserva</text:span></text:p>
          </draw:text-box>
        </draw:frame>
      </draw:page>
      <draw:page draw:name="page3" draw:style-name="dp1" draw:master-page-name="Padrão">
        <draw:frame draw:style-name="gr8" draw:text-style-name="P3" draw:layer="layout" svg:width="24.611cm" svg:height="1.517cm" svg:x="1.8cm" svg:y="0.892cm">
          <draw:text-box>
            <text:p text:style-name="P1"><text:span text:style-name="T1">ENTRADAS DIGITAIS 10 A 17 (NPN pull up 5V)</text:span></text:p>
          </draw:text-box>
        </draw:frame>
        <draw:custom-shape draw:style-name="gr1" draw:text-style-name="P4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6.844cm" svg:y="10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525cm" svg:height="1.119cm" svg:x="8.044cm" svg:y="10.181cm">
          <draw:text-box>
            <text:p><text:span text:style-name="T2">Fechada</text:span></text:p>
          </draw:text-box>
        </draw:frame>
        <draw:custom-shape draw:style-name="gr6" draw:text-style-name="P7" draw:layer="layout" svg:width="1cm" svg:height="1cm" svg:x="17.444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788cm" svg:height="1.119cm" svg:x="18.765cm" svg:y="10.281cm">
          <draw:text-box>
            <text:p><text:span text:style-name="T2">Aberta</text:span></text:p>
          </draw:text-box>
        </draw:frame>
      </draw:page>
      <draw:page draw:name="page4" draw:style-name="dp1" draw:master-page-name="Padrão">
        <draw:frame draw:style-name="gr11" draw:text-style-name="P3" draw:layer="layout" svg:width="24.899cm" svg:height="1.517cm" svg:x="1.5cm" svg:y="0.892cm">
          <draw:text-box>
            <text:p text:style-name="P1"><text:span text:style-name="T1">ENTRADAS DIGITAIS 18 A 25 (NPN pull UP 5V)</text:span></text:p>
          </draw:text-box>
        </draw:frame>
        <draw:custom-shape draw:style-name="gr1" draw:text-style-name="P4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6.844cm" svg:y="10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525cm" svg:height="1.119cm" svg:x="8.044cm" svg:y="10.181cm">
          <draw:text-box>
            <text:p><text:span text:style-name="T2">Fechada</text:span></text:p>
          </draw:text-box>
        </draw:frame>
        <draw:custom-shape draw:style-name="gr6" draw:text-style-name="P7" draw:layer="layout" svg:width="1cm" svg:height="1cm" svg:x="17.444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788cm" svg:height="1.119cm" svg:x="18.765cm" svg:y="10.281cm">
          <draw:text-box>
            <text:p><text:span text:style-name="T2">Aberta</text:span></text:p>
          </draw:text-box>
        </draw:frame>
      </draw:page>
      <draw:page draw:name="page5" draw:style-name="dp1" draw:master-page-name="Padrão">
        <draw:frame draw:style-name="gr12" draw:text-style-name="P3" draw:layer="layout" svg:width="23.231cm" svg:height="1.517cm" svg:x="2.4cm" svg:y="0.892cm">
          <draw:text-box>
            <text:p text:style-name="P1"><text:span text:style-name="T1">SAIDAS DIGITAIS 0 A 9 (NPN coletor aberto)</text:span></text:p>
          </draw:text-box>
        </draw:frame>
        <draw:custom-shape draw:style-name="gr1" draw:text-style-name="P4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3cm" svg:x="5.4cm" svg:y="3.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cm" svg:height="3cm" svg:x="8.9cm" svg:y="3.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cm" svg:height="3cm" svg:x="12.4cm" svg:y="3.9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3cm" svg:x="15.9cm" svg:y="3.9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3cm" svg:x="19.4cm" svg:y="3.9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3cm" svg:x="5.4cm" svg:y="7.5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3cm" svg:x="8.9cm" svg:y="7.5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3cm" svg:x="12.4cm" svg:y="7.5cm">
          <text:p text:style-name="P1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3cm" svg:x="15.9cm" svg:y="7.5cm">
          <text:p text:style-name="P1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3cm" svg:x="19.4cm" svg:y="7.5cm">
          <text:p text:style-name="P1"><text:span text:style-name="T5">9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8.7cm" svg:height="4.973cm" svg:x="1.5cm" svg:y="11.227cm">
          <draw:text-box>
            <text:p text:style-name="P12"><text:span text:style-name="T6">0 – reserva</text:span></text:p>
            <text:p text:style-name="P12"><text:span text:style-name="T6">1 – reset inversor</text:span></text:p>
            <text:p text:style-name="P12"><text:span text:style-name="T6">2 – Y1</text:span></text:p>
            <text:p text:style-name="P12"><text:span text:style-name="T6">3 – bomba central</text:span></text:p>
            <text:p text:style-name="P12"><text:span text:style-name="T6">4 – resistencia panela</text:span></text:p>
          </draw:text-box>
        </draw:frame>
        <draw:frame draw:style-name="gr16" draw:text-style-name="P13" draw:layer="layout" svg:width="8.1cm" svg:height="4.186cm" svg:x="18.7cm" svg:y="11.214cm">
          <draw:text-box>
            <text:p text:style-name="P12"><text:span text:style-name="T6">5 – resistencia central</text:span></text:p>
            <text:p text:style-name="P12"><text:span text:style-name="T6">6 – sobe guincho</text:span></text:p>
            <text:p text:style-name="P12"><text:span text:style-name="T6">7 – desce guincho</text:span></text:p>
            <text:p text:style-name="P12"><text:span text:style-name="T6">8 – luminoso painel</text:span></text:p>
            <text:p text:style-name="P12"><text:span text:style-name="T6">9 – sinal sonoro</text:span></text:p>
          </draw:text-box>
        </draw:frame>
      </draw:page>
      <draw:page draw:name="page6" draw:style-name="dp1" draw:master-page-name="Padrão">
        <draw:frame draw:style-name="gr17" draw:text-style-name="P3" draw:layer="layout" svg:width="11cm" svg:height="1.517cm" svg:x="8.6cm" svg:y="0.892cm">
          <draw:text-box>
            <text:p text:style-name="P1"><text:span text:style-name="T1">SAIDAS RELE 0 A 7</text:span></text:p>
          </draw:text-box>
        </draw:frame>
        <draw:custom-shape draw:style-name="gr1" draw:text-style-name="P4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3cm" svg:x="7.2cm" svg:y="3.9cm">
          <text:p text:style-name="P1"><text:span text:style-name="T7">Y2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3cm" svg:x="10.7cm" svg:y="3.9cm">
          <text:p text:style-name="P1"><text:span text:style-name="T7">Y3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3cm" svg:x="14.2cm" svg:y="3.9cm">
          <text:p text:style-name="P1"><text:span text:style-name="T7">Y4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3cm" svg:x="17.7cm" svg:y="3.9cm">
          <text:p text:style-name="P1"><text:span text:style-name="T7">Y5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3cm" svg:x="7.2cm" svg:y="7.5cm">
          <text:p text:style-name="P1"><text:span text:style-name="T7">Y6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3cm" svg:x="10.7cm" svg:y="7.5cm">
          <text:p text:style-name="P1"><text:span text:style-name="T7">Y7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3cm" svg:x="14.2cm" svg:y="7.5cm">
          <text:p text:style-name="P1"><text:span text:style-name="T7">Y8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cm" svg:height="3cm" svg:x="17.7cm" svg:y="7.5cm">
          <text:p text:style-name="P1"><text:span text:style-name="T7">Y9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6cm" svg:height="3cm" svg:x="22.1cm" svg:y="5.8cm">
          <text:p text:style-name="P1"><text:span text:style-name="T8">abre/</text:span></text:p>
          <text:p text:style-name="P1"><text:span text:style-name="T8">fecha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frame draw:style-name="gr18" draw:text-style-name="P3" draw:layer="layout" svg:width="14.26cm" svg:height="1.517cm" svg:x="6.9cm" svg:y="0.9cm">
          <draw:text-box>
            <text:p text:style-name="P1"><text:span text:style-name="T1">ENTRADAS ANALÓGICAS</text:span></text:p>
          </draw:text-box>
        </draw:frame>
        <draw:custom-shape draw:style-name="gr1" draw:text-style-name="P4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3.249cm" svg:height="0.962cm" svg:x="6.751cm" svg:y="6.038cm">
          <draw:text-box>
            <text:p>Panela</text:p>
          </draw:text-box>
        </draw:frame>
        <draw:frame draw:style-name="gr19" draw:text-style-name="P16" draw:layer="layout" svg:width="3.249cm" svg:height="0.962cm" svg:x="17.7cm" svg:y="6.038cm">
          <draw:text-box>
            <text:p>Central</text:p>
          </draw:text-box>
        </draw:frame>
        <draw:frame draw:style-name="gr19" draw:text-style-name="P16" draw:layer="layout" svg:width="3.249cm" svg:height="0.962cm" svg:x="6.751cm" svg:y="9.738cm">
          <draw:text-box>
            <text:p>Saida</text:p>
          </draw:text-box>
        </draw:frame>
        <draw:frame draw:style-name="gr19" draw:text-style-name="P16" draw:layer="layout" svg:width="3.249cm" svg:height="0.962cm" svg:x="17.7cm" svg:y="9.738cm">
          <draw:text-box>
            <text:p>Pressao</text:p>
          </draw:text-box>
        </draw:frame>
      </draw:page>
      <draw:page draw:name="page8" draw:style-name="dp1" draw:master-page-name="Padrão">
        <draw:custom-shape draw:style-name="gr1" draw:text-style-name="P4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8.922cm" svg:height="1.517cm" svg:x="9.6cm" svg:y="0.901cm">
          <draw:text-box>
            <text:p text:style-name="P1"><text:span text:style-name="T1">RELÓGIO / USB</text:span></text:p>
          </draw:text-box>
        </draw:frame>
        <draw:frame draw:style-name="gr21" draw:text-style-name="P3" draw:layer="layout" svg:width="7.522cm" svg:height="4.049cm" svg:x="5.878cm" svg:y="4.351cm">
          <draw:text-box>
            <text:p text:style-name="P1"><text:span text:style-name="T1">HORA ATUAL</text:span></text:p>
            <text:p text:style-name="P1"><text:span text:style-name="T1"/></text:p>
            <text:p text:style-name="P1"><text:span text:style-name="T1">_____:_____</text:span></text:p>
          </draw:text-box>
        </draw:frame>
        <draw:frame draw:style-name="gr21" draw:text-style-name="P3" draw:layer="layout" svg:width="7.522cm" svg:height="4.049cm" svg:x="16.3cm" svg:y="4.329cm">
          <draw:text-box>
            <text:p text:style-name="P1"><text:span text:style-name="T1">NOVA HORA</text:span></text:p>
            <text:p text:style-name="P1"><text:span text:style-name="T1"/></text:p>
            <text:p text:style-name="P1"><text:span text:style-name="T1">_____:_____</text:span></text:p>
          </draw:text-box>
        </draw:frame>
        <draw:custom-shape draw:style-name="gr1" draw:text-style-name="P4" draw:layer="layout" svg:width="6cm" svg:height="2cm" svg:x="16.9cm" svg:y="8.8cm">
          <text:p text:style-name="P1"><text:span text:style-name="T1">ALTERAR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adrão">
        <draw:frame draw:style-name="gr22" draw:text-style-name="P3" draw:layer="layout" svg:width="10.679cm" svg:height="1.517cm" svg:x="8.7cm" svg:y="0.9cm">
          <draw:text-box>
            <text:p text:style-name="P1"><text:span text:style-name="T1">SAÍDA ANALÓGICA</text:span></text:p>
          </draw:text-box>
        </draw:frame>
        <draw:custom-shape draw:style-name="gr1" draw:text-style-name="P4" draw:layer="layout" svg:width="6cm" svg:height="2cm" svg:x="10.9cm" svg:y="12.9cm">
          <text:p text:style-name="P1"><text:span text:style-name="T1">VOLT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cm" svg:height="3cm" svg:x="20cm" svg:y="5.5cm">
          <text:p text:style-name="P1"><text:span text:style-name="T9">+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cm" svg:height="3cm" svg:x="5.2cm" svg:y="5.5cm">
          <text:p text:style-name="P1"><text:span text:style-name="T9">-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5:45:03.649000000</meta:creation-date>
    <dc:date>2017-05-10T16:26:23.766000000</dc:date>
    <meta:editing-duration>PT1H8M19S</meta:editing-duration>
    <meta:editing-cycles>32</meta:editing-cycles>
    <meta:generator>LibreOffice/5.1.5.2$Windows_x86 LibreOffice_project/7a864d8825610a8c07cfc3bc01dd4fce6a9447e5</meta:generator>
    <meta:document-statistic meta:object-count="77"/>
  </office:meta>
</office:document-meta>
</file>